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Конечно, создание полноценного учебника по разработке на WordPress с WooCommerce может быть обширной задачей из-за множества тем и разделов. Вот общий план, который можно использовать в качестве основы для такого учебника:</text:p>
      <text:h text:style-name="P14" text:outline-level="3">Часть 1: Знакомство с WordPress и WooCommerce</text:h>
      <text:list xml:id="list4370345281174430310" text:style-name="L1">
        <text:list-item>
          <text:p text:style-name="P2"><text:span text:style-name="Strong_20_Emphasis">Введение в WordPress и WooCommerce</text:span></text:p>
          <text:list>
            <text:list-item>
              <text:p text:style-name="P8">История и цели платформ</text:p>
            </text:list-item>
            <text:list-item>
              <text:p text:style-name="P8">Основные возможности и преимущества</text:p>
            </text:list-item>
            <text:list-item>
              <text:p text:style-name="P8">Роль WooCommerce в электронной коммерции</text:p>
            </text:list-item>
          </text:list>
        </text:list-item>
        <text:list-item>
          <text:p text:style-name="P2"><text:span text:style-name="Strong_20_Emphasis">Установка и настройка WordPress с WooCommerce</text:span></text:p>
          <text:list>
            <text:list-item>
              <text:p text:style-name="P8">Установка WordPress и базовая конфигурация</text:p>
            </text:list-item>
            <text:list-item>
              <text:p text:style-name="P8">Установка и настройка WooCommerce</text:p>
            </text:list-item>
            <text:list-item>
              <text:p text:style-name="P2">Обзор основных понятий и интерфейса WooCommerce</text:p>
            </text:list-item>
          </text:list>
        </text:list-item>
      </text:list>
      <text:h text:style-name="P14" text:outline-level="3">Часть 2: Основы разработки на WordPress и WooCommerce</text:h>
      <text:list xml:id="list9155323244581091052" text:style-name="L2">
        <text:list-item>
          <text:p text:style-name="P3"><text:span text:style-name="Strong_20_Emphasis">Темы и шаблоны</text:span></text:p>
          <text:list>
            <text:list-item>
              <text:p text:style-name="P9">Роль тем в WordPress</text:p>
            </text:list-item>
            <text:list-item>
              <text:p text:style-name="P9">Создание собственной темы для WooCommerce</text:p>
            </text:list-item>
            <text:list-item>
              <text:p text:style-name="P9">Шаблоны страниц и их кастомизация</text:p>
            </text:list-item>
          </text:list>
        </text:list-item>
        <text:list-item>
          <text:p text:style-name="P3"><text:span text:style-name="Strong_20_Emphasis">Плагины и расширения</text:span></text:p>
          <text:list>
            <text:list-item>
              <text:p text:style-name="P9">Разработка плагинов для WooCommerce</text:p>
            </text:list-item>
            <text:list-item>
              <text:p text:style-name="P9">Интеграция сторонних плагинов и расширений</text:p>
            </text:list-item>
            <text:list-item>
              <text:p text:style-name="P3">Работа с API WooCommerce</text:p>
            </text:list-item>
          </text:list>
        </text:list-item>
      </text:list>
      <text:h text:style-name="P14" text:outline-level="3">Часть 3: Разработка функционала на WooCommerce</text:h>
      <text:list xml:id="list776688675298562602" text:style-name="L3">
        <text:list-item>
          <text:p text:style-name="P4"><text:span text:style-name="Strong_20_Emphasis">Управление товарами и категориями</text:span></text:p>
          <text:list>
            <text:list-item>
              <text:p text:style-name="P10">Создание и управление товарами</text:p>
            </text:list-item>
            <text:list-item>
              <text:p text:style-name="P10">Кастомизация атрибутов и вариаций товаров</text:p>
            </text:list-item>
            <text:list-item>
              <text:p text:style-name="P10">Организация категорий и тегов</text:p>
            </text:list-item>
          </text:list>
        </text:list-item>
        <text:list-item>
          <text:p text:style-name="P4"><text:span text:style-name="Strong_20_Emphasis">Оформление заказов и платежи</text:span></text:p>
          <text:list>
            <text:list-item>
              <text:p text:style-name="P10">Процесс оформления заказа</text:p>
            </text:list-item>
            <text:list-item>
              <text:p text:style-name="P10">Интеграция платежных шлюзов</text:p>
            </text:list-item>
            <text:list-item>
              <text:p text:style-name="P4">Управление налогами и доставкой</text:p>
            </text:list-item>
          </text:list>
        </text:list-item>
      </text:list>
      <text:h text:style-name="P14" text:outline-level="3">Часть 4: Оптимизация и безопасность</text:h>
      <text:list xml:id="list1744852224379355543" text:style-name="L4">
        <text:list-item>
          <text:p text:style-name="P5"><text:span text:style-name="Strong_20_Emphasis">Оптимизация производительности</text:span></text:p>
          <text:list>
            <text:list-item>
              <text:p text:style-name="P11">Кеширование и оптимизация изображений</text:p>
            </text:list-item>
            <text:list-item>
              <text:p text:style-name="P11">Улучшение скорости загрузки страниц</text:p>
            </text:list-item>
            <text:list-item>
              <text:p text:style-name="P11">Оптимизация базы данных</text:p>
            </text:list-item>
          </text:list>
        </text:list-item>
        <text:list-item>
          <text:p text:style-name="P5"><text:soft-page-break/><text:span text:style-name="Strong_20_Emphasis">Безопасность и защита</text:span></text:p>
          <text:list>
            <text:list-item>
              <text:p text:style-name="P11">Основные принципы безопасности WordPress и WooCommerce</text:p>
            </text:list-item>
            <text:list-item>
              <text:p text:style-name="P11">Использование SSL и других мер защиты</text:p>
            </text:list-item>
            <text:list-item>
              <text:p text:style-name="P5">Резервное копирование данных и восстановление</text:p>
            </text:list-item>
          </text:list>
        </text:list-item>
      </text:list>
      <text:h text:style-name="P14" text:outline-level="3">Часть 5: Расширенные возможности и настройка</text:h>
      <text:list xml:id="list4819204194892984787" text:style-name="L5">
        <text:list-item>
          <text:p text:style-name="P6"><text:span text:style-name="Strong_20_Emphasis">Создание пользовательских функций и API</text:span></text:p>
          <text:list>
            <text:list-item>
              <text:p text:style-name="P12">Разработка пользовательских функций и хуков</text:p>
            </text:list-item>
            <text:list-item>
              <text:p text:style-name="P12">Использование REST API для взаимодействия с сайтом</text:p>
            </text:list-item>
          </text:list>
        </text:list-item>
        <text:list-item>
          <text:p text:style-name="P6"><text:span text:style-name="Strong_20_Emphasis">Мультиязычность и мультивалютность</text:span></text:p>
          <text:list>
            <text:list-item>
              <text:p text:style-name="P12">Настройка мультиязычных сайтов с WooCommerce</text:p>
            </text:list-item>
            <text:list-item>
              <text:p text:style-name="P6">Поддержка мультивалютных операций</text:p>
            </text:list-item>
          </text:list>
        </text:list-item>
      </text:list>
      <text:h text:style-name="P14" text:outline-level="3">Часть 6: Тестирование и развертывание</text:h>
      <text:list xml:id="list5103946485226039294" text:style-name="L6">
        <text:list-item>
          <text:p text:style-name="P7"><text:span text:style-name="Strong_20_Emphasis">Тестирование и отладка</text:span></text:p>
          <text:list>
            <text:list-item>
              <text:p text:style-name="P13">Использование отладочных инструментов</text:p>
            </text:list-item>
            <text:list-item>
              <text:p text:style-name="P13">Тестирование производительности и безопасности</text:p>
            </text:list-item>
          </text:list>
        </text:list-item>
        <text:list-item>
          <text:p text:style-name="P7"><text:span text:style-name="Strong_20_Emphasis">Развертывание и управление проектом</text:span></text:p>
          <text:list>
            <text:list-item>
              <text:p text:style-name="P13">Процессы развертывания и обновления</text:p>
            </text:list-item>
            <text:list-item>
              <text:p text:style-name="P7">Управление версиями и контроль изменений</text:p>
            </text:list-item>
          </text:list>
        </text:list-item>
      </text:list>
      <text:p text:style-name="P1">Это лишь общий план, и каждый раздел может быть глубоко проработан в учебнике. Конечно, могут быть и другие темы, такие как маркетинг, SEO и аналитика, которые также могут быть рассмотрены с точки зрения разработчик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17:27.35</dc:date>
    <meta:document-statistic meta:table-count="0" meta:image-count="0" meta:object-count="0" meta:page-count="2" meta:paragraph-count="52" meta:word-count="333" meta:character-count="2271"/>
    <dc:creator>Dima Wide</dc:creator>
    <meta:user-defined meta:name="Info 1"/>
    <meta:user-defined meta:name="Info 2"/>
    <meta:user-defined meta:name="Info 3"/>
    <meta:user-defined meta:name="Info 4"/>
  </office:meta>
</office:document-meta>
</file>